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80.4pt"/>
    </style:style>
    <style:style style:name="co3" style:family="table-column">
      <style:table-column-properties fo:break-before="auto" style:column-width="142.95pt"/>
    </style:style>
    <style:style style:name="co4" style:family="table-column">
      <style:table-column-properties fo:break-before="auto" style:column-width="157.24pt"/>
    </style:style>
    <style:style style:name="co5" style:family="table-column">
      <style:table-column-properties fo:break-before="auto" style:column-width="238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51.4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ESP32-GATEWAY_Rev_H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7,R16,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7,R2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,R42,R4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,R2,R1,R4,R8,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5,R29,R6,R45,R40,R38,R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3,RM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4,C17,C15,C14,C13,C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23,C12,C9,C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4,C10,C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0uH/2.5A/DCR=30mR/20%/3x3x</text:p>
            <text:p>1.5mm/CD32(SWPA3015S1R0MT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00OHM/2A/UPZ2012E-601-2R0TF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4,L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,D1,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0402052R542P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2,TVS3,TVS4,TV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UN2211LT1G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5,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E-N4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A-EZC-ABC</text:p>
          </table:table-cell>
          <table:table-cell office:value-type="string" calcext:value-type="string">
            <text:p>QFN32_EP(33)_5.00x5.00x</text:p>
            <text:p>0.90mm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340X(MSOP-10)</text:p>
          </table:table-cell>
          <table:table-cell office:value-type="string" calcext:value-type="string">
            <text:p>MSOP-10_Pitch-0.5mm_</text:p>
            <text:p>3.00x3.00x1.00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62A02ADRLR(SOT-563-6)</text:p>
          </table:table-cell>
          <table:table-cell office:value-type="string" calcext:value-type="string">
            <text:p>SOT-563-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-C-16P-F-PTH</text:p>
          </table:table-cell>
          <table:table-cell table:style-name="ce5" office:value-type="string" calcext:value-type="string">
            <text:p>USB2.0_TYPE-C</text:p>
            <text:p>(A40-00119-A52-12)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LED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0)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CON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6,R10,R9,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4-05-1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15T13:42:03.911954108</dc:date>
    <meta:editing-duration>PT2H36M13S</meta:editing-duration>
    <meta:editing-cycles>36</meta:editing-cycles>
    <meta:generator>LibreOffice/5.1.6.2$Linux_X86_64 LibreOffice_project/10m0$Build-2</meta:generator>
    <meta:document-statistic meta:table-count="1" meta:cell-count="208" meta:object-count="0"/>
  </office:meta>
</office:document-meta>
</file>